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C7000035F46D9B713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8" style:family="table">
      <style:table-properties style:width="17.013cm" fo:margin-left="0cm" fo:margin-right="-0.012cm" table:align="margins"/>
    </style:style>
    <style:style style:name="表18.A" style:family="table-column">
      <style:table-column-properties style:column-width="3.413cm" style:rel-column-width="13147*"/>
    </style:style>
    <style:style style:name="表18.B" style:family="table-column">
      <style:table-column-properties style:column-width="1.799cm" style:rel-column-width="6930*"/>
    </style:style>
    <style:style style:name="表18.C" style:family="table-column">
      <style:table-column-properties style:column-width="11.8cm" style:rel-column-width="45458*"/>
    </style:style>
    <style:style style:name="表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18.C1" style:family="table-cell">
      <style:table-cell-properties fo:background-color="#000000" fo:padding="0.097cm" fo:border="0.002cm solid #000000">
        <style:background-image/>
      </style:table-cell-properties>
    </style:style>
    <style:style style:name="表18.A2" style:family="table-cell">
      <style:table-cell-properties fo:padding="0.097cm" fo:border-left="0.002cm solid #000000" fo:border-right="none" fo:border-top="none" fo:border-bottom="0.002cm solid #000000"/>
    </style:style>
    <style:style style:name="表18.C2" style:family="table-cell">
      <style:table-cell-properties fo:padding="0.097cm" fo:border-left="0.002cm solid #000000" fo:border-right="0.002cm solid #000000" fo:border-top="none" fo:border-bottom="0.002cm solid #000000"/>
    </style:style>
    <style:style style:name="表10" style:family="table">
      <style:table-properties style:width="17.013cm" fo:margin-left="0cm" fo:margin-right="-0.012cm" table:align="margins"/>
    </style:style>
    <style:style style:name="表10.A" style:family="table-column">
      <style:table-column-properties style:column-width="4.604cm" style:rel-column-width="17734*"/>
    </style:style>
    <style:style style:name="表10.B" style:family="table-column">
      <style:table-column-properties style:column-width="12.409cm" style:rel-column-width="47801*"/>
    </style:style>
    <style:style style:name="表1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10.B1" style:family="table-cell">
      <style:table-cell-properties fo:background-color="#000000" fo:padding="0.097cm" fo:border="0.002cm solid #000000">
        <style:background-image/>
      </style:table-cell-properties>
    </style:style>
    <style:style style:name="表10.A2" style:family="table-cell">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0.002cm solid #000000" fo:border-top="none" fo:border-bottom="0.002cm solid #000000"/>
    </style:style>
    <style:style style:name="表11" style:family="table">
      <style:table-properties style:width="17.013cm" fo:margin-left="0cm" fo:margin-right="-0.012cm" table:align="margins"/>
    </style:style>
    <style:style style:name="表11.A" style:family="table-column">
      <style:table-column-properties style:column-width="4.604cm" style:rel-column-width="17734*"/>
    </style:style>
    <style:style style:name="表11.B" style:family="table-column">
      <style:table-column-properties style:column-width="12.409cm" style:rel-column-width="47801*"/>
    </style:style>
    <style:style style:name="表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11.B1" style:family="table-cell">
      <style:table-cell-properties fo:background-color="#000000" fo:padding="0.097cm" fo:border="0.002cm solid #000000">
        <style:background-image/>
      </style:table-cell-properties>
    </style:style>
    <style:style style:name="表11.A2" style:family="table-cell">
      <style:table-cell-properties fo:background-color="transparent" fo:padding="0.097cm" fo:border-left="0.002cm solid #000000" fo:border-right="none" fo:border-top="none" fo:border-bottom="0.002cm solid #000000">
        <style:background-image/>
      </style:table-cell-properties>
    </style:style>
    <style:style style:name="表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11.A3" style:family="table-cell">
      <style:table-cell-properties fo:padding="0.097cm" fo:border-left="0.002cm solid #000000" fo:border-right="none" fo:border-top="none" fo:border-bottom="0.002cm solid #000000"/>
    </style:style>
    <style:style style:name="表11.B3" style:family="table-cell">
      <style:table-cell-properties fo:padding="0.097cm" fo:border-left="0.002cm solid #000000" fo:border-right="0.002cm solid #000000" fo:border-top="none" fo:border-bottom="0.002cm solid #000000"/>
    </style:style>
    <style:style style:name="表1" style:family="table">
      <style:table-properties style:width="17.013cm" fo:margin-left="0cm" fo:margin-right="-0.012cm" table:align="margins"/>
    </style:style>
    <style:style style:name="表1.A" style:family="table-column">
      <style:table-column-properties style:column-width="5.666cm" style:rel-column-width="21824*"/>
    </style:style>
    <style:style style:name="表1.B" style:family="table-column">
      <style:table-column-properties style:column-width="3.357cm" style:rel-column-width="12930*"/>
    </style:style>
    <style:style style:name="表1.C" style:family="table-column">
      <style:table-column-properties style:column-width="7.99cm" style:rel-column-width="30781*"/>
    </style:style>
    <style:style style:name="表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1.C1" style:family="table-cell">
      <style:table-cell-properties fo:background-color="#000000" fo:padding="0.097cm" fo:border="0.002cm solid #000000">
        <style:background-image/>
      </style:table-cell-properties>
    </style:style>
    <style:style style:name="表1.A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5.666cm" style:rel-column-width="21824*"/>
    </style:style>
    <style:style style:name="表2.B" style:family="table-column">
      <style:table-column-properties style:column-width="3.357cm" style:rel-column-width="12930*"/>
    </style:style>
    <style:style style:name="表2.C" style:family="table-column">
      <style:table-column-properties style:column-width="7.99cm" style:rel-column-width="30781*"/>
    </style:style>
    <style:style style:name="表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2.C1" style:family="table-cell">
      <style:table-cell-properties fo:background-color="#00000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5" style:family="table">
      <style:table-properties style:width="17.013cm" fo:margin-left="0cm" fo:margin-right="-0.012cm" table:align="margins"/>
    </style:style>
    <style:style style:name="表5.A" style:family="table-column">
      <style:table-column-properties style:column-width="5.666cm" style:rel-column-width="21824*"/>
    </style:style>
    <style:style style:name="表5.B" style:family="table-column">
      <style:table-column-properties style:column-width="3.357cm" style:rel-column-width="12930*"/>
    </style:style>
    <style:style style:name="表5.C" style:family="table-column">
      <style:table-column-properties style:column-width="7.99cm" style:rel-column-width="30781*"/>
    </style:style>
    <style:style style:name="表5.A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6" style:family="table">
      <style:table-properties style:width="7.798cm" table:align="margins"/>
    </style:style>
    <style:style style:name="表6.A" style:family="table-column">
      <style:table-column-properties style:column-width="1.72cm" style:rel-column-width="14452*"/>
    </style:style>
    <style:style style:name="表6.B" style:family="table-column">
      <style:table-column-properties style:column-width="6.078cm" style:rel-column-width="51083*"/>
    </style:style>
    <style:style style:name="表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6.B1" style:family="table-cell">
      <style:table-cell-properties fo:background-color="#000000" fo:padding="0.097cm" fo:border="0.002cm solid #000000">
        <style:background-image/>
      </style:table-cell-properties>
    </style:style>
    <style:style style:name="表6.A2" style:family="table-cell">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0.002cm solid #000000" fo:border-top="none" fo:border-bottom="0.002cm solid #000000"/>
    </style:style>
    <style:style style:name="表6.A3" style:family="table-cell" style:data-style-name="N0">
      <style:table-cell-properties fo:padding="0.097cm" fo:border-left="0.002cm solid #000000" fo:border-right="none" fo:border-top="none" fo:border-bottom="0.002cm solid #000000"/>
    </style:style>
    <style:style style:name="表3" style:family="table">
      <style:table-properties style:width="17.013cm" fo:margin-left="0cm" fo:margin-right="-0.012cm" table:align="margins"/>
    </style:style>
    <style:style style:name="表3.A" style:family="table-column">
      <style:table-column-properties style:column-width="5.666cm" style:rel-column-width="21824*"/>
    </style:style>
    <style:style style:name="表3.B" style:family="table-column">
      <style:table-column-properties style:column-width="3.357cm" style:rel-column-width="12930*"/>
    </style:style>
    <style:style style:name="表3.C" style:family="table-column">
      <style:table-column-properties style:column-width="7.99cm" style:rel-column-width="30781*"/>
    </style:style>
    <style:style style:name="表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3.C1" style:family="table-cell">
      <style:table-cell-properties fo:background-color="#000000" fo:padding="0.097cm" fo:border="0.002cm solid #000000">
        <style:background-image/>
      </style:table-cell-properties>
    </style:style>
    <style:style style:name="表3.A2" style:family="table-cell">
      <style:table-cell-properties fo:background-color="transparent" fo:padding="0.097cm" fo:border-left="0.002cm solid #000000" fo:border-right="none" fo:border-top="none" fo:border-bottom="0.002cm solid #000000">
        <style:background-image/>
      </style:table-cell-properties>
    </style:style>
    <style:style style:name="表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3.A4" style:family="table-cell">
      <style:table-cell-properties fo:padding="0.097cm" fo:border-left="0.002cm solid #000000" fo:border-right="none" fo:border-top="none" fo:border-bottom="0.002cm solid #000000"/>
    </style:style>
    <style:style style:name="表3.C4" style:family="table-cell">
      <style:table-cell-properties fo:padding="0.097cm" fo:border-left="0.002cm solid #000000" fo:border-right="0.002cm solid #000000" fo:border-top="none" fo:border-bottom="0.002cm solid #000000"/>
    </style:style>
    <style:style style:name="表9" style:family="table">
      <style:table-properties style:width="7.798cm" table:align="margins"/>
    </style:style>
    <style:style style:name="表9.A" style:family="table-column">
      <style:table-column-properties style:column-width="1.799cm" style:rel-column-width="15120*"/>
    </style:style>
    <style:style style:name="表9.B" style:family="table-column">
      <style:table-column-properties style:column-width="5.999cm" style:rel-column-width="50415*"/>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0.002cm solid #000000" fo:border-top="none" fo:border-bottom="0.002cm solid #000000"/>
    </style:style>
    <style:style style:name="表4" style:family="table">
      <style:table-properties style:width="17.013cm" fo:margin-left="0cm" fo:margin-right="-0.012cm" table:align="margins"/>
    </style:style>
    <style:style style:name="表4.A" style:family="table-column">
      <style:table-column-properties style:column-width="5.666cm" style:rel-column-width="21824*"/>
    </style:style>
    <style:style style:name="表4.B" style:family="table-column">
      <style:table-column-properties style:column-width="3.357cm" style:rel-column-width="12930*"/>
    </style:style>
    <style:style style:name="表4.C" style:family="table-column">
      <style:table-column-properties style:column-width="7.99cm" style:rel-column-width="30781*"/>
    </style:style>
    <style:style style:name="表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4.C1" style:family="table-cell">
      <style:table-cell-properties fo:background-color="#000000" fo:padding="0.097cm" fo:border="0.002cm solid #000000">
        <style:background-image/>
      </style:table-cell-properties>
    </style:style>
    <style:style style:name="表4.A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7" style:family="table">
      <style:table-properties style:width="17.013cm" fo:margin-left="0cm" fo:margin-right="-0.012cm" table:align="margins"/>
    </style:style>
    <style:style style:name="表7.A" style:family="table-column">
      <style:table-column-properties style:column-width="5.666cm" style:rel-column-width="21824*"/>
    </style:style>
    <style:style style:name="表7.B" style:family="table-column">
      <style:table-column-properties style:column-width="3.357cm" style:rel-column-width="12930*"/>
    </style:style>
    <style:style style:name="表7.C" style:family="table-column">
      <style:table-column-properties style:column-width="7.99cm" style:rel-column-width="30781*"/>
    </style:style>
    <style:style style:name="表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7.C1" style:family="table-cell">
      <style:table-cell-properties fo:background-color="#000000" fo:padding="0.097cm" fo:border="0.002cm solid #000000">
        <style:background-image/>
      </style:table-cell-properties>
    </style:style>
    <style:style style:name="表7.A2" style:family="table-cell">
      <style:table-cell-properties fo:background-color="transparent" fo:padding="0.097cm" fo:border-left="0.002cm solid #000000" fo:border-right="none" fo:border-top="none" fo:border-bottom="0.002cm solid #000000">
        <style:background-image/>
      </style:table-cell-properties>
    </style:style>
    <style:style style:name="表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7.A3" style:family="table-cell">
      <style:table-cell-properties fo:padding="0.097cm" fo:border-left="0.002cm solid #000000" fo:border-right="none" fo:border-top="none" fo:border-bottom="0.002cm solid #000000"/>
    </style:style>
    <style:style style:name="表7.C3" style:family="table-cell">
      <style:table-cell-properties fo:padding="0.097cm" fo:border-left="0.002cm solid #000000" fo:border-right="0.002cm solid #000000" fo:border-top="none" fo:border-bottom="0.002cm solid #000000"/>
    </style:style>
    <style:style style:name="表12" style:family="table">
      <style:table-properties style:width="17.013cm" fo:margin-left="0cm" fo:margin-right="-0.012cm" table:align="margins"/>
    </style:style>
    <style:style style:name="表12.A" style:family="table-column">
      <style:table-column-properties style:column-width="5.666cm" style:rel-column-width="21824*"/>
    </style:style>
    <style:style style:name="表12.B" style:family="table-column">
      <style:table-column-properties style:column-width="3.357cm" style:rel-column-width="12930*"/>
    </style:style>
    <style:style style:name="表12.C" style:family="table-column">
      <style:table-column-properties style:column-width="7.99cm" style:rel-column-width="30781*"/>
    </style:style>
    <style:style style:name="表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表12.C1" style:family="table-cell">
      <style:table-cell-properties fo:background-color="#000000" fo:padding="0.097cm" fo:border="0.002cm solid #000000">
        <style:background-image/>
      </style:table-cell-properties>
    </style:style>
    <style:style style:name="表12.A2" style:family="table-cell">
      <style:table-cell-properties fo:padding="0.097cm" fo:border-left="0.002cm solid #000000" fo:border-right="none" fo:border-top="none" fo:border-bottom="0.002cm solid #000000"/>
    </style:style>
    <style:style style:name="表12.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02cm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02cm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02cm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02cm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A1" style:family="table-cell">
      <style:table-cell-properties fo:padding="0.097cm" fo:border="0.002cm solid #000000"/>
    </style:style>
    <style:style style:name="表8" style:family="table">
      <style:table-properties style:width="7.798cm" table:align="margins"/>
    </style:style>
    <style:style style:name="表8.A" style:family="table-column">
      <style:table-column-properties style:column-width="1.799cm" style:rel-column-width="15120*"/>
    </style:style>
    <style:style style:name="表8.B" style:family="table-column">
      <style:table-column-properties style:column-width="5.999cm" style:rel-column-width="50415*"/>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0.002cm solid #000000" fo:border-top="none" fo:border-bottom="0.002cm solid #000000"/>
    </style:style>
    <style:style style:name="表8.A7" style:family="table-cell">
      <style:table-cell-properties fo:padding="0.097cm" fo:border-left="0.002cm solid #000000" fo:border-right="none" fo:border-top="none" fo:border-bottom="0.002cm solid #000000"/>
    </style:style>
    <style:style style:name="P1" style:family="paragraph" style:parent-style-name="Standard">
      <style:text-properties style:language-asian="ja" style:country-asian="JP"/>
    </style:style>
    <style:style style:name="P2" style:family="paragraph" style:parent-style-name="Standard">
      <style:text-properties fo:font-size="10.5pt" style:font-size-asian="10.5pt" style:font-size-complex="10.5pt"/>
    </style:style>
    <style:style style:name="P3" style:family="paragraph" style:parent-style-name="Standard">
      <style:text-properties fo:font-size="10.5pt" style:font-size-asian="10.5pt" style:language-asian="ja" style:country-asian="JP" style:font-size-complex="10.5pt"/>
    </style:style>
    <style:style style:name="P4" style:family="paragraph" style:parent-style-name="Standard">
      <style:text-properties fo:font-size="9pt" style:font-size-asian="9pt" style:language-asian="ja" style:country-asian="JP" style:font-size-complex="9pt"/>
    </style:style>
    <style:style style:name="P5" style:family="paragraph" style:parent-style-name="Standard">
      <style:text-properties style:font-name="serif" fo:font-size="9pt" style:font-size-asian="9pt" style:language-asian="ja" style:country-asian="JP" style:font-size-complex="9pt"/>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language-asian="ja" style:country-asian="JP"/>
    </style:style>
    <style:style style:name="P8" style:family="paragraph" style:parent-style-name="Table_20_Contents">
      <style:paragraph-properties fo:break-before="page"/>
      <style:text-properties style:language-asian="ja" style:country-asian="JP"/>
    </style:style>
    <style:style style:name="P9" style:family="paragraph" style:parent-style-name="Text_20_body">
      <style:paragraph-properties fo:break-before="page"/>
      <style:text-properties style:language-asian="ja" style:country-asian="JP"/>
    </style:style>
    <style:style style:name="P10" style:family="paragraph" style:parent-style-name="Table_20_Contents">
      <style:text-properties style:language-asian="ja" style:country-asian="JP"/>
    </style:style>
    <style:style style:name="P11" style:family="paragraph" style:parent-style-name="Table_20_Contents">
      <style:text-properties fo:font-size="10.5pt" style:font-size-asian="10.5pt" style:language-asian="ja" style:country-asian="JP" style:font-size-complex="10.5pt"/>
    </style:style>
    <style:style style:name="P12" style:family="paragraph" style:parent-style-name="Table_20_Contents">
      <style:text-properties fo:font-size="10.5pt" style:font-size-asian="10.5pt" style:font-size-complex="10.5pt"/>
    </style:style>
    <style:style style:name="P13" style:family="paragraph" style:parent-style-name="Table_20_Contents">
      <style:text-properties style:text-line-through-style="solid" fo:font-size="10.5pt" style:font-size-asian="10.5pt" style:language-asian="ja" style:country-asian="JP" style:font-size-complex="10.5pt"/>
    </style:style>
    <style:style style:name="P14" style:family="paragraph" style:parent-style-name="Table_20_Contents">
      <style:text-properties style:text-line-through-style="solid" fo:font-size="10.5pt" style:font-size-asian="10.5pt" style:font-size-complex="10.5pt"/>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style:font-size-asian="9pt" style:language-asian="ja" style:country-asian="JP" style:font-size-complex="9pt"/>
    </style:style>
    <style:style style:name="P17" style:family="paragraph" style:parent-style-name="Text_20_body">
      <style:text-properties style:language-asian="ja" style:country-asian="JP"/>
    </style:style>
    <style:style style:name="P18" style:family="paragraph" style:parent-style-name="Text_20_body">
      <style:text-properties fo:font-size="10.5pt" style:font-size-asian="10.5pt" style:language-asian="ja" style:country-asian="JP" style:font-size-complex="10.5pt"/>
    </style:style>
    <style:style style:name="P19" style:family="paragraph" style:parent-style-name="Table_20_Contents">
      <style:text-properties fo:font-size="10.5pt" style:font-size-asian="10.5pt" style:language-asian="ja" style:country-asian="JP" style:font-size-complex="10.5pt"/>
    </style:style>
    <style:style style:name="P20" style:family="paragraph" style:parent-style-name="Table_20_Contents">
      <style:text-properties fo:font-size="10.5pt" style:font-size-asian="10.5pt" style:font-size-complex="10.5pt"/>
    </style:style>
    <style:style style:name="P21" style:family="paragraph" style:parent-style-name="Standard" style:list-style-name="L1"/>
    <style:style style:name="P22" style:family="paragraph" style:parent-style-name="Standard" style:list-style-name="L1">
      <style:text-properties style:font-name="serif" fo:font-size="9pt" style:font-size-asian="9pt" style:language-asian="ja" style:country-asian="JP" style:font-size-complex="9pt"/>
    </style:style>
    <style:style style:name="P23" style:family="paragraph" style:parent-style-name="Standard" style:list-style-name="L2">
      <style:text-properties style:language-asian="ja" style:country-asian="JP"/>
    </style:style>
    <style:style style:name="P24" style:family="paragraph" style:parent-style-name="Standard" style:list-style-name="L3">
      <style:text-properties style:language-asian="ja" style:country-asian="JP"/>
    </style:style>
    <style:style style:name="P25" style:family="paragraph" style:parent-style-name="Standard">
      <style:paragraph-properties fo:break-before="page"/>
    </style:style>
    <style:style style:name="P26" style:family="paragraph" style:parent-style-name="Heading_20_2">
      <style:text-properties style:language-asian="ja" style:country-asian="JP"/>
    </style:style>
    <style:style style:name="P27" style:family="paragraph" style:parent-style-name="Heading_20_2">
      <style:paragraph-properties fo:break-before="page"/>
    </style:style>
    <style:style style:name="P28" style:family="paragraph" style:parent-style-name="Heading_20_3">
      <style:text-properties style:language-asian="ja" style:country-asian="JP"/>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language-asian="ja" style:country-asian="JP"/>
    </style:style>
    <style:style style:name="P31" style:family="paragraph" style:parent-style-name="Text_20_body" style:list-style-name="L4">
      <style:text-properties style:language-asian="ja" style:country-asian="JP"/>
    </style:style>
    <style:style style:name="P32" style:family="paragraph" style:parent-style-name="Text_20_body" style:list-style-name="L5">
      <style:text-properties style:language-asian="ja" style:country-asian="JP"/>
    </style:style>
    <style:style style:name="P33" style:family="paragraph" style:parent-style-name="Text_20_body" style:list-style-name="L6">
      <style:text-properties style:language-asian="ja" style:country-asian="JP"/>
    </style:style>
    <style:style style:name="T1" style:family="text">
      <style:text-properties style:language-asian="ja" style:country-asian="JP"/>
    </style:style>
    <style:style style:name="T2" style:family="text">
      <style:text-properties style:font-name="serif" fo:font-size="9pt" style:font-size-asian="9pt" style:font-size-complex="9pt"/>
    </style:style>
    <style:style style:name="T3" style:family="text">
      <style:text-properties style:font-name="serif" fo:font-size="9pt" style:font-size-asian="9pt" style:language-asian="ja" style:country-asian="JP"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NyatlanCryptoCoinDatabase(NccDB)<text:span text:style-name="T1">仕様書</text:span></text:p>
      <text:p text:style-name="P17">Version 1.2.0</text:p>
      <text:p text:style-name="P17">Copyright (C) 2014 nyatla.jp All Rights Reserved.</text:p>
      <text:p text:style-name="P17">Website http://nyatla.jp/<text:line-break/>Blog <text:a xlink:type="simple" xlink:href="http://nyatla.hatenadiary.jp/">http://nyatla.hatenadiary.jp/</text:a></text:p>
      <text:p text:style-name="P17"/>
      <text:h text:style-name="Heading_20_1" text:outline-level="1">更新履歴</text:h>
      <table:table table:name="表18" table:style-name="表18">
        <table:table-column table:style-name="表18.A"/>
        <table:table-column table:style-name="表18.B"/>
        <table:table-column table:style-name="表18.C"/>
        <table:table-row>
          <table:table-cell table:style-name="表18.A1" office:value-type="string">
            <text:p text:style-name="P10">更新日</text:p>
          </table:table-cell>
          <table:table-cell table:style-name="表18.A1" office:value-type="string">
            <text:p text:style-name="P10">Version</text:p>
          </table:table-cell>
          <table:table-cell table:style-name="表18.C1" office:value-type="string">
            <text:p text:style-name="Table_20_Contents"/>
          </table:table-cell>
        </table:table-row>
        <table:table-row>
          <table:table-cell table:style-name="表18.A2" office:value-type="string">
            <text:p text:style-name="P15"><text:span text:style-name="T1">2</text:span>014-3-23</text:p>
          </table:table-cell>
          <table:table-cell table:style-name="表18.A2" office:value-type="string">
            <text:p text:style-name="P15">1.0.0</text:p>
          </table:table-cell>
          <table:table-cell table:style-name="表18.C2" office:value-type="string">
            <text:p text:style-name="P16">新規作成</text:p>
            <text:p text:style-name="P16">データ件数</text:p>
            <text:p text:style-name="P16">629-335-513-247-7</text:p>
          </table:table-cell>
        </table:table-row>
        <table:table-row>
          <table:table-cell table:style-name="表18.A2" office:value-type="string">
            <text:p text:style-name="P15">2104-4-02</text:p>
          </table:table-cell>
          <table:table-cell table:style-name="表18.A2" office:value-type="string">
            <text:p text:style-name="P15">1.1.0</text:p>
            <text:p text:style-name="P15"/>
          </table:table-cell>
          <table:table-cell table:style-name="表18.C2" office:value-type="string">
            <text:p text:style-name="P4">service_uriテーブル</text:p>
            <text:list xml:id="list3626987121415178551" text:style-name="L1">
              <text:list-item>
                <text:p text:style-name="P21"><text:span text:style-name="T2">id_coin_url_type</text:span><text:span text:style-name="T3">定義値を追加</text:span></text:p>
              </text:list-item>
              <text:list-item>
                <text:p text:style-name="P22">UNIQEキー属性を変更</text:p>
              </text:list-item>
            </text:list>
            <text:p text:style-name="P5">2014/04/02までのコインデータ追加、service_urlにデータを追加</text:p>
            <text:p text:style-name="P5">685-361-563-283-8607</text:p>
          </table:table-cell>
        </table:table-row>
        <table:table-row>
          <table:table-cell table:style-name="表18.A2" office:value-type="string">
            <text:p text:style-name="P15">2014-*-*</text:p>
          </table:table-cell>
          <table:table-cell table:style-name="表18.A2" office:value-type="string">
            <text:p text:style-name="P15"/>
          </table:table-cell>
          <table:table-cell table:style-name="表18.C2" office:value-type="string">
            <text:p text:style-name="P4">CoinTypeにScrypt-N,X11,SHA3を追加。</text:p>
            <text:p text:style-name="P4">ISSUE1:SryptコインにScrypt-N,SCRYPT-Jが混入。UnknownにX11,Scrypt-N, SHA3, SCRYPT-Jが混入</text:p>
          </table:table-cell>
        </table:table-row>
      </table:table>
      <text:p text:style-name="Standard"/>
      <text:p text:style-name="P1"/>
      <text:p text:style-name="P7"/>
      <text:h text:style-name="Heading_20_1" text:outline-level="1">概要</text:h>
      <text:p text:style-name="Standard">NyatlanCryptoCoinDatabase(NccDB<text:span text:style-name="T1">)は、ビットコイン、及び派生暗号通貨に関する情報を蓄積するデータベースです。蓄積する情報の種類には以下のものがあります。</text:span></text:p>
      <text:p text:style-name="P1"/>
      <text:list xml:id="list5729527386376109255" text:style-name="L2">
        <text:list-item>
          <text:p text:style-name="P23">暗号通貨スペック(暗号通貨シンボル/コイン名/発生日/最大発行数/事前採掘量)</text:p>
        </text:list-item>
        <text:list-item>
          <text:p text:style-name="P23">関連コンテンツURL</text:p>
        </text:list-item>
        <text:list-item>
          <text:p text:style-name="P23">コンテンツ/暗号通貨シンボルマップ</text:p>
        </text:list-item>
        <text:list-item>
          <text:p text:style-name="P23">その他</text:p>
        </text:list-item>
      </text:list>
      <text:p text:style-name="P1"/>
      <text:p text:style-name="P1">データベースの内容は、主にCryptoCoinTalk.comをから収集した情報です。</text:p>
      <text:p text:style-name="P1">NccDBから抽出できる代表的な情報は以下の通りです。</text:p>
      <text:p text:style-name="P1"/>
      <text:list xml:id="list5348049938824965325" text:style-name="L3">
        <text:list-item>
          <text:p text:style-name="P24">暗号通貨の一覧</text:p>
        </text:list-item>
        <text:list-item>
          <text:p text:style-name="P24">暗号通貨のスペック情報</text:p>
        </text:list-item>
        <text:list-item>
          <text:p text:style-name="P24">取引所（またはサービス）に上場/関係する暗号通貨の一覧</text:p>
        </text:list-item>
        <text:list-item>
          <text:p text:style-name="P24">暗号通貨毎の上場取引所/サービスの一覧</text:p>
        </text:list-item>
      </text:list>
      <text:p text:style-name="P1"/>
      <text:p text:style-name="P1"/>
      <text:p text:style-name="P1">NccDBは統計システムを備えていません。統計には、Excel等を利用する必要があります。</text:p>
      <text:p text:style-name="P1"/>
      <text:p text:style-name="P1"/>
      <text:p text:style-name="P17">NccDBはsqlite3で構築された単一のデータベースファイルとして提供します。データベースは高頻度な更新に適しません。高頻度な更新を行うシステムで使用する場合は、別のDBMSへインポートしてください。</text:p>
      <text:p text:style-name="P17"/>
      <text:p text:style-name="P1"/>
      <text:p text:style-name="P9"/>
      <text:h text:style-name="Heading_20_1" text:outline-level="1"><text:span text:style-name="T1">データベース</text:span>仕様</text:h>
      <text:p text:style-name="Text_20_body"/>
      <text:h text:style-name="Heading_20_2" text:outline-level="2">基本仕様</text:h>
      <text:p text:style-name="Text_20_body">NccDB<text:span text:style-name="T1">の基本仕様です。</text:span></text:p>
      <text:p text:style-name="Standard"/>
      <table:table table:name="表10" table:style-name="表10">
        <table:table-column table:style-name="表10.A"/>
        <table:table-column table:style-name="表10.B"/>
        <table:table-row>
          <table:table-cell table:style-name="表10.A1" office:value-type="string">
            <text:p text:style-name="P11">項目名</text:p>
          </table:table-cell>
          <table:table-cell table:style-name="表10.B1" office:value-type="string">
            <text:p text:style-name="P11">内容</text:p>
          </table:table-cell>
        </table:table-row>
        <table:table-row>
          <table:table-cell table:style-name="表10.A2" office:value-type="string">
            <text:p text:style-name="P2">DBMS</text:p>
          </table:table-cell>
          <table:table-cell table:style-name="表10.B2" office:value-type="string">
            <text:p text:style-name="P11">SQLite3</text:p>
          </table:table-cell>
        </table:table-row>
        <table:table-row>
          <table:table-cell table:style-name="表10.A2" office:value-type="string">
            <text:p text:style-name="P3">文字コード</text:p>
          </table:table-cell>
          <table:table-cell table:style-name="表10.B2" office:value-type="string">
            <text:p text:style-name="P11">UTF-8</text:p>
          </table:table-cell>
        </table:table-row>
        <table:table-row>
          <table:table-cell table:style-name="表10.A2" office:value-type="string">
            <text:p text:style-name="P3">Epoch Time</text:p>
          </table:table-cell>
          <table:table-cell table:style-name="表10.B2" office:value-type="string">
            <text:p text:style-name="P11">1970年1月1日0時0分</text:p>
          </table:table-cell>
        </table:table-row>
        <table:table-row>
          <table:table-cell table:style-name="表10.A2" office:value-type="string">
            <text:p text:style-name="P3">OS</text:p>
          </table:table-cell>
          <table:table-cell table:style-name="表10.B2" office:value-type="string">
            <text:p text:style-name="P11">-</text:p>
          </table:table-cell>
        </table:table-row>
        <table:table-row>
          <table:table-cell table:style-name="表10.A2" office:value-type="string">
            <text:p text:style-name="P3">DBMSクライアント</text:p>
          </table:table-cell>
          <table:table-cell table:style-name="表10.B2" office:value-type="string">
            <text:p text:style-name="P11">PuPSQLite他Sqlite3クライアント全般</text:p>
          </table:table-cell>
        </table:table-row>
      </table:table>
      <text:p text:style-name="Standard"/>
      <text:p text:style-name="Standard"/>
      <text:h text:style-name="Heading_20_2" text:outline-level="2">格納データのサマリ</text:h>
      <text:p text:style-name="P1"/>
      <text:p text:style-name="P17">NccDBのデータの数量です。</text:p>
      <table:table table:name="表11" table:style-name="表11">
        <table:table-column table:style-name="表11.A"/>
        <table:table-column table:style-name="表11.B"/>
        <table:table-row>
          <table:table-cell table:style-name="表11.A1" office:value-type="string">
            <text:p text:style-name="P11">種類</text:p>
          </table:table-cell>
          <table:table-cell table:style-name="表11.B1" office:value-type="string">
            <text:p text:style-name="P11">網羅率/数量</text:p>
          </table:table-cell>
        </table:table-row>
        <table:table-row>
          <table:table-cell table:style-name="表11.A2" office:value-type="string">
            <text:p text:style-name="P11">最終更新日</text:p>
          </table:table-cell>
          <table:table-cell table:style-name="表11.B2" office:value-type="string">
            <text:p text:style-name="P11">2014年4月02日</text:p>
          </table:table-cell>
        </table:table-row>
        <table:table-row>
          <table:table-cell table:style-name="表11.A3" office:value-type="string">
            <text:p text:style-name="P11">コインデータ数</text:p>
          </table:table-cell>
          <table:table-cell table:style-name="表11.B3" office:value-type="string">
            <text:p text:style-name="P11">685</text:p>
          </table:table-cell>
        </table:table-row>
        <table:table-row>
          <table:table-cell table:style-name="表11.A3" office:value-type="string">
            <text:p text:style-name="P11">開始日有効数</text:p>
          </table:table-cell>
          <table:table-cell table:style-name="表11.B3" office:value-type="string">
            <text:p text:style-name="P11">361</text:p>
          </table:table-cell>
        </table:table-row>
        <table:table-row>
          <table:table-cell table:style-name="表11.A3" office:value-type="string">
            <text:p text:style-name="P11">スペック有効数(total)</text:p>
          </table:table-cell>
          <table:table-cell table:style-name="表11.B3" office:value-type="string">
            <text:p text:style-name="P11">563</text:p>
          </table:table-cell>
        </table:table-row>
        <table:table-row>
          <table:table-cell table:style-name="表11.A3" office:value-type="string">
            <text:p text:style-name="P11">スペック有効数(premine)</text:p>
          </table:table-cell>
          <table:table-cell table:style-name="表11.B3" office:value-type="string">
            <text:p text:style-name="P11">283</text:p>
          </table:table-cell>
        </table:table-row>
        <table:table-row>
          <table:table-cell table:style-name="表11.A3" office:value-type="string">
            <text:p text:style-name="P11">登録済URL数</text:p>
          </table:table-cell>
          <table:table-cell table:style-name="表11.B3" office:value-type="string">
            <text:p text:style-name="P11">8607</text:p>
          </table:table-cell>
        </table:table-row>
      </table:table>
      <text:p text:style-name="P17"/>
      <text:h text:style-name="P29" text:outline-level="1">データベース構成</text:h>
      <text:p text:style-name="P17">NccDBは、1個のVIEWと4個のTableを持ちます。</text:p>
      <text:p text:style-name="Text_20_body"/>
      <text:p text:style-name="P17"><draw:frame draw:style-name="fr1" draw:name="グラフィックス1" text:anchor-type="paragraph" svg:width="14.79cm" svg:height="13.811cm" draw:z-index="0"><draw:image xlink:href="Pictures/20000007000039C7000035F46D9B713A.svm" xlink:type="simple" xlink:show="embed" xlink:actuate="onLoad"/></draw:frame></text:p>
      <text:h text:style-name="P27" text:outline-level="2">Table</text:h>
      <text:h text:style-name="Heading_20_3" text:outline-level="3">coin_master</text:h>
      <text:p text:style-name="P1">コインの基本情報を格納するテーブルです。</text:p>
      <text:p text:style-name="P1">coin_info ビューから参照されます。</text:p>
      <text:p text:style-name="P1">symbolとnameは複合キーです。</text:p>
      <text:p text:style-name="P1">coin_specテーブルの外部キーを格納します。</text:p>
      <text:p text:style-name="P1"/>
      <table:table table:name="表1" table:style-name="表1">
        <table:table-column table:style-name="表1.A"/>
        <table:table-column table:style-name="表1.B"/>
        <table:table-column table:style-name="表1.C"/>
        <table:table-row>
          <table:table-cell table:style-name="表1.A1" office:value-type="string">
            <text:p text:style-name="P11">カラム名</text:p>
          </table:table-cell>
          <table:table-cell table:style-name="表1.A1" office:value-type="string">
            <text:p text:style-name="P11">値型</text:p>
          </table:table-cell>
          <table:table-cell table:style-name="表1.C1" office:value-type="string">
            <text:p text:style-name="P11">詳細</text:p>
          </table:table-cell>
        </table:table-row>
        <table:table-row>
          <table:table-cell table:style-name="表1.A2" office:value-type="string">
            <text:p text:style-name="P12">id</text:p>
          </table:table-cell>
          <table:table-cell table:style-name="表1.A2" office:value-type="string">
            <text:p text:style-name="P12">integer(PK)</text:p>
          </table:table-cell>
          <table:table-cell table:style-name="表1.C2" office:value-type="string">
            <text:p text:style-name="P11">ID</text:p>
            <text:p text:style-name="P11">プライマリキーです。</text:p>
          </table:table-cell>
        </table:table-row>
        <table:table-row>
          <table:table-cell table:style-name="表1.A2" office:value-type="string">
            <text:p text:style-name="P12">symbol</text:p>
          </table:table-cell>
          <table:table-cell table:style-name="表1.A2" office:value-type="string">
            <text:p text:style-name="P12">string(UNI[1])</text:p>
          </table:table-cell>
          <table:table-cell table:style-name="表1.C2" office:value-type="string">
            <text:p text:style-name="P11">コインシンボル</text:p>
            <text:p text:style-name="P11">コインの短縮ネームです。</text:p>
          </table:table-cell>
        </table:table-row>
        <table:table-row>
          <table:table-cell table:style-name="表1.A2" office:value-type="string">
            <text:p text:style-name="P12">name</text:p>
          </table:table-cell>
          <table:table-cell table:style-name="表1.A2" office:value-type="string">
            <text:p text:style-name="P12">string(UNI[1])</text:p>
          </table:table-cell>
          <table:table-cell table:style-name="表1.C2" office:value-type="string">
            <text:p text:style-name="P11">コイン名</text:p>
            <text:p text:style-name="P11">コインのフルネームです。</text:p>
          </table:table-cell>
        </table:table-row>
        <table:table-row>
          <table:table-cell table:style-name="表1.A2" office:value-type="string">
            <text:p text:style-name="P11">alias_id</text:p>
          </table:table-cell>
          <table:table-cell table:style-name="表1.A2" office:value-type="string">
            <text:p text:style-name="P12">integer(NULL)</text:p>
          </table:table-cell>
          <table:table-cell table:style-name="表1.C2" office:value-type="string">
            <text:p text:style-name="P11">別名定義の場合、オリジナルのid値を指定します。</text:p>
            <text:p text:style-name="P11">不明の場合はNULL値。</text:p>
            <text:p text:style-name="P11">複数の呼称がある場合、オリジナルの判定順位は以下の通りとします。</text:p>
            <text:p text:style-name="P11">1.コインのメインWebサイトの呼称</text:p>
            <text:p text:style-name="P11">2.CryptcoinTank等のまとめサイト</text:p>
            <text:p text:style-name="P11">3.取引所の略称</text:p>
            <text:p text:style-name="P11">4.その他</text:p>
          </table:table-cell>
        </table:table-row>
        <table:table-row>
          <table:table-cell table:style-name="表1.A2" office:value-type="string">
            <text:p text:style-name="P12">start_date</text:p>
          </table:table-cell>
          <table:table-cell table:style-name="表1.A2" office:value-type="string">
            <text:p text:style-name="P12">int(NULL)</text:p>
          </table:table-cell>
          <table:table-cell table:style-name="表1.C2" office:value-type="string">
            <text:p text:style-name="P11">推定開始日。epoch Timeからの経過ミリ秒数です。</text:p>
            <text:p text:style-name="P11">不明の場合はNULL値。</text:p>
          </table:table-cell>
        </table:table-row>
        <table:table-row>
          <table:table-cell table:style-name="表1.A2" office:value-type="string">
            <text:p text:style-name="P11">spec_id</text:p>
          </table:table-cell>
          <table:table-cell table:style-name="表1.A2" office:value-type="string">
            <text:p text:style-name="P12">integer(NULL)</text:p>
          </table:table-cell>
          <table:table-cell table:style-name="表1.C2" office:value-type="string">
            <text:p text:style-name="P11">外部キーです。</text:p>
            <text:p text:style-name="P11">不明の場合はNULL値。</text:p>
            <text:p text:style-name="P11">coin_specテーブルのIDです。</text:p>
          </table:table-cell>
        </table:table-row>
        <table:table-row>
          <table:table-cell table:style-name="表1.A2" office:value-type="string">
            <text:p text:style-name="P12">comment</text:p>
          </table:table-cell>
          <table:table-cell table:style-name="表1.A2" office:value-type="string">
            <text:p text:style-name="P12">string(NULL)</text:p>
          </table:table-cell>
          <table:table-cell table:style-name="表1.C2" office:value-type="string">
            <text:p text:style-name="P11">管理上の情報を記述するコメント欄</text:p>
          </table:table-cell>
        </table:table-row>
      </table:table>
      <text:p text:style-name="P1"/>
      <text:p text:style-name="P10"/>
      <text:p text:style-name="P8"/>
      <text:h text:style-name="Heading_20_3" text:outline-level="3"><text:span text:style-name="T1">coin_</text:span>spec</text:h>
      <text:p text:style-name="P1">コインのスペック情報を格納するテーブルです。</text:p>
      <text:p text:style-name="P1">coin_info ビューとcoin_masterテーブルから参照されます。</text:p>
      <text:p text:style-name="P1"/>
      <table:table table:name="表2" table:style-name="表2">
        <table:table-column table:style-name="表2.A"/>
        <table:table-column table:style-name="表2.B"/>
        <table:table-column table:style-name="表2.C"/>
        <table:table-row>
          <table:table-cell table:style-name="表2.A1" office:value-type="string">
            <text:p text:style-name="P11">カラム名</text:p>
          </table:table-cell>
          <table:table-cell table:style-name="表2.A1" office:value-type="string">
            <text:p text:style-name="P11">値型</text:p>
          </table:table-cell>
          <table:table-cell table:style-name="表2.C1" office:value-type="string">
            <text:p text:style-name="P11">詳細</text:p>
          </table:table-cell>
        </table:table-row>
        <table:table-row>
          <table:table-cell table:style-name="表2.A2" office:value-type="string">
            <text:p text:style-name="P12">id</text:p>
          </table:table-cell>
          <table:table-cell table:style-name="表2.A2" office:value-type="string">
            <text:p text:style-name="P12">integer(PK)</text:p>
          </table:table-cell>
          <table:table-cell table:style-name="表2.C2" office:value-type="string">
            <text:p text:style-name="P11">ID</text:p>
            <text:p text:style-name="P11">プライマリキーです。</text:p>
          </table:table-cell>
        </table:table-row>
        <table:table-row>
          <table:table-cell table:style-name="表2.A2" office:value-type="string">
            <text:p text:style-name="P12">total_coin</text:p>
          </table:table-cell>
          <table:table-cell table:style-name="表2.A2" office:value-type="string">
            <text:p text:style-name="P12">real</text:p>
            <text:p text:style-name="P12">(NULL&amp;UNI[1])</text:p>
          </table:table-cell>
          <table:table-cell table:style-name="表2.C2" office:value-type="string">
            <text:p text:style-name="P11">採掘可能なコインの総数です。</text:p>
            <text:p text:style-name="P11">不明の場合はNULL値。</text:p>
          </table:table-cell>
        </table:table-row>
        <table:table-row>
          <table:table-cell table:style-name="表2.A2" office:value-type="string">
            <text:p text:style-name="P12">premine</text:p>
          </table:table-cell>
          <table:table-cell table:style-name="表2.A2" office:value-type="string">
            <text:p text:style-name="P12">real</text:p>
            <text:p text:style-name="P12">(NULL&amp;UNI[1])</text:p>
          </table:table-cell>
          <table:table-cell table:style-name="表2.C2" office:value-type="string">
            <text:p text:style-name="P11">事前採掘コイン数です。</text:p>
            <text:p text:style-name="P11">不明の場合はNULL値。</text:p>
          </table:table-cell>
        </table:table-row>
      </table:table>
      <table:table table:name="表5" table:style-name="表5">
        <table:table-column table:style-name="表5.A"/>
        <table:table-column table:style-name="表5.B"/>
        <table:table-column table:style-name="表5.C"/>
        <table:table-row>
          <table:table-cell table:style-name="表5.A1" office:value-type="string">
            <text:p text:style-name="P12">id_coin_algorism</text:p>
          </table:table-cell>
          <table:table-cell table:style-name="表5.A1" office:value-type="string">
            <text:p text:style-name="P12">int</text:p>
          </table:table-cell>
          <table:table-cell table:style-name="表5.C1" office:value-type="string">
            <text:p text:style-name="P11">コインの署名アルゴリズムの種類を示します。</text:p>
            <text:p text:style-name="P11"/>
            <table:table table:name="表6" table:style-name="表6">
              <table:table-column table:style-name="表6.A"/>
              <table:table-column table:style-name="表6.B"/>
              <table:table-row>
                <table:table-cell table:style-name="表6.A1" office:value-type="string">
                  <text:p text:style-name="P11">ID値</text:p>
                </table:table-cell>
                <table:table-cell table:style-name="表6.B1" office:value-type="string">
                  <text:p text:style-name="P11">アルゴリズム名</text:p>
                </table:table-cell>
              </table:table-row>
              <table:table-row>
                <table:table-cell table:style-name="表6.A2" office:value-type="string">
                  <text:p text:style-name="P11">0</text:p>
                </table:table-cell>
                <table:table-cell table:style-name="表6.B2" office:value-type="string">
                  <text:p text:style-name="P12">Unknown</text:p>
                  <text:p text:style-name="P11">不明・又は独自アルゴリズムです。</text:p>
                </table:table-cell>
              </table:table-row>
              <table:table-row>
                <table:table-cell table:style-name="表6.A3" office:value-type="float" office:value="1">
                  <text:p text:style-name="P11">1</text:p>
                </table:table-cell>
                <table:table-cell table:style-name="表6.B2" office:value-type="string">
                  <text:p text:style-name="P12">SHA256d</text:p>
                  <text:p text:style-name="P12">Bitcoin<text:span text:style-name="T1">互換のアルゴリズムです。</text:span></text:p>
                </table:table-cell>
              </table:table-row>
              <table:table-row>
                <table:table-cell table:style-name="表6.A3" office:value-type="float" office:value="2">
                  <text:p text:style-name="P11">2</text:p>
                </table:table-cell>
                <table:table-cell table:style-name="表6.B2" office:value-type="string">
                  <text:p text:style-name="P12">Scrypt</text:p>
                  <text:p text:style-name="P11">LiteCoin互換のアルゴリズムです。</text:p>
                </table:table-cell>
              </table:table-row>
              <table:table-row>
                <table:table-cell table:style-name="表6.A3" office:value-type="float" office:value="3">
                  <text:p text:style-name="P11">3</text:p>
                </table:table-cell>
                <table:table-cell table:style-name="表6.B2" office:value-type="string">
                  <text:p text:style-name="P12">Quack</text:p>
                  <text:p text:style-name="P11">QuackCoin互換のアルゴリズムです。</text:p>
                </table:table-cell>
              </table:table-row>
              <table:table-row>
                <table:table-cell table:style-name="表6.A2" office:value-type="string">
                  <text:p text:style-name="P11">4</text:p>
                </table:table-cell>
                <table:table-cell table:style-name="表6.B2" office:value-type="string">
                  <text:p text:style-name="P12">Scrypt-N</text:p>
                </table:table-cell>
              </table:table-row>
              <table:table-row>
                <table:table-cell table:style-name="表6.A2" office:value-type="string">
                  <text:p text:style-name="P11">5</text:p>
                </table:table-cell>
                <table:table-cell table:style-name="表6.B2" office:value-type="string">
                  <text:p text:style-name="P12">SHA3</text:p>
                </table:table-cell>
              </table:table-row>
              <table:table-row>
                <table:table-cell table:style-name="表6.A2" office:value-type="string">
                  <text:p text:style-name="P11">6</text:p>
                </table:table-cell>
                <table:table-cell table:style-name="表6.B2" office:value-type="string">
                  <text:p text:style-name="P12">X11</text:p>
                </table:table-cell>
              </table:table-row>
              <table:table-row>
                <table:table-cell table:style-name="表6.A2" office:value-type="string">
                  <text:p text:style-name="P11">7</text:p>
                </table:table-cell>
                <table:table-cell table:style-name="表6.B2" office:value-type="string">
                  <text:p text:style-name="P12">SCRYPT-J</text:p>
                </table:table-cell>
              </table:table-row>
              <table:table-row>
                <table:table-cell table:style-name="表6.A2" office:value-type="string">
                  <text:p text:style-name="P11">8</text:p>
                </table:table-cell>
                <table:table-cell table:style-name="表6.B2" office:value-type="string">
                  <text:p text:style-name="P12">CryptoNight</text:p>
                </table:table-cell>
              </table:table-row>
            </table:table>
            <text:p text:style-name="P11"/>
          </table:table-cell>
        </table:table-row>
      </table:table>
      <text:p text:style-name="P1"/>
      <text:p text:style-name="P1"/>
      <text:p text:style-name="P7"/>
      <text:h text:style-name="Heading_20_3" text:outline-level="3">service_url</text:h>
      <text:p text:style-name="P1">関連するサービスのURLを格納するテーブルです。</text:p>
      <text:p text:style-name="P1"/>
      <table:table table:name="表3" table:style-name="表3">
        <table:table-column table:style-name="表3.A"/>
        <table:table-column table:style-name="表3.B"/>
        <table:table-column table:style-name="表3.C"/>
        <table:table-row>
          <table:table-cell table:style-name="表3.A1" office:value-type="string">
            <text:p text:style-name="P11">カラム名</text:p>
          </table:table-cell>
          <table:table-cell table:style-name="表3.A1" office:value-type="string">
            <text:p text:style-name="P11">値型</text:p>
          </table:table-cell>
          <table:table-cell table:style-name="表3.C1" office:value-type="string">
            <text:p text:style-name="P11">詳細</text:p>
          </table:table-cell>
        </table:table-row>
        <table:table-row>
          <table:table-cell table:style-name="表3.A2" office:value-type="string">
            <text:p text:style-name="P12">id</text:p>
          </table:table-cell>
          <table:table-cell table:style-name="表3.A2" office:value-type="string">
            <text:p text:style-name="P12">integer(PK)</text:p>
          </table:table-cell>
          <table:table-cell table:style-name="表3.C2" office:value-type="string">
            <text:p text:style-name="P11">ID</text:p>
            <text:p text:style-name="P11">プライマリキーです。</text:p>
          </table:table-cell>
        </table:table-row>
        <table:table-row>
          <table:table-cell table:style-name="表3.A2" office:value-type="string">
            <text:p text:style-name="P12">name</text:p>
          </table:table-cell>
          <table:table-cell table:style-name="表3.A2" office:value-type="string">
            <text:p text:style-name="P12">string(NULL)</text:p>
          </table:table-cell>
          <table:table-cell table:style-name="表3.C2" office:value-type="string">
            <text:p text:style-name="P11">サービスを示す名前文字列です。</text:p>
          </table:table-cell>
        </table:table-row>
        <table:table-row>
          <table:table-cell table:style-name="表3.A4" office:value-type="string">
            <text:p text:style-name="P12">id_coin_url_status</text:p>
          </table:table-cell>
          <table:table-cell table:style-name="表3.A4" office:value-type="string">
            <text:p text:style-name="P12">int</text:p>
          </table:table-cell>
          <table:table-cell table:style-name="表3.C4" office:value-type="string">
            <text:p text:style-name="P11">サービスの状態を示すコード値です。</text:p>
            <text:p text:style-name="P11">HTTPステータスコードをベースにした定義済の値を示します。</text:p>
            <table:table table:name="表9" table:style-name="表9">
              <table:table-column table:style-name="表9.A"/>
              <table:table-column table:style-name="表9.B"/>
              <table:table-row>
                <table:table-cell table:style-name="表9.A1" office:value-type="float" office:value="0">
                  <text:p text:style-name="P12">0</text:p>
                </table:table-cell>
                <table:table-cell table:style-name="表9.B1" office:value-type="string">
                  <text:p text:style-name="P12">Unknown</text:p>
                  <text:p text:style-name="P11">サービスの状態は不明。</text:p>
                </table:table-cell>
              </table:table-row>
              <table:table-row>
                <table:table-cell table:style-name="表9.A2" office:value-type="float" office:value="200">
                  <text:p text:style-name="P12">200</text:p>
                </table:table-cell>
                <table:table-cell table:style-name="表9.B2" office:value-type="string">
                  <text:p text:style-name="P11">サービスは利用可能。</text:p>
                </table:table-cell>
              </table:table-row>
              <table:table-row>
                <table:table-cell table:style-name="表9.A2" office:value-type="float" office:value="500">
                  <text:p text:style-name="P11">500</text:p>
                </table:table-cell>
                <table:table-cell table:style-name="表9.B2" office:value-type="string">
                  <text:p text:style-name="P11">サービスは利用不能。</text:p>
                </table:table-cell>
              </table:table-row>
            </table:table>
            <text:p text:style-name="P11"/>
          </table:table-cell>
        </table:table-row>
        <table:table-row>
          <table:table-cell table:style-name="表3.A4" office:value-type="string">
            <text:p text:style-name="P11">url</text:p>
          </table:table-cell>
          <table:table-cell table:style-name="表3.A4" office:value-type="string">
            <text:p text:style-name="P12">string(UNI[1])</text:p>
          </table:table-cell>
          <table:table-cell table:style-name="表3.C4" office:value-type="string">
            <text:p text:style-name="P11">サービスのURLです。</text:p>
          </table:table-cell>
        </table:table-row>
        <table:table-row>
          <table:table-cell table:style-name="表3.A4" office:value-type="string">
            <text:p text:style-name="P11">description</text:p>
          </table:table-cell>
          <table:table-cell table:style-name="表3.A4" office:value-type="string">
            <text:p text:style-name="P12">string(NULL)</text:p>
          </table:table-cell>
          <table:table-cell table:style-name="表3.C4" office:value-type="string">
            <text:p text:style-name="P11">コメント</text:p>
            <text:p text:style-name="P11">サービスに関するシステムの内部的なコメントです。</text:p>
          </table:table-cell>
        </table:table-row>
      </table:table>
      <text:p text:style-name="Standard"/>
      <text:p text:style-name="P6"/>
      <text:h text:style-name="P28" text:outline-level="3">url_coin_pair</text:h>
      <text:p text:style-name="P1">coin_master.idとcoin_url.idを結びつけるテーブルです。</text:p>
      <text:p text:style-name="P1">coin_masterとcoin_urlを参照します。</text:p>
      <text:p text:style-name="P10"/>
      <table:table table:name="表4" table:style-name="表4">
        <table:table-column table:style-name="表4.A"/>
        <table:table-column table:style-name="表4.B"/>
        <table:table-column table:style-name="表4.C"/>
        <table:table-row>
          <table:table-cell table:style-name="表4.A1" office:value-type="string">
            <text:p text:style-name="P11">カラム名</text:p>
          </table:table-cell>
          <table:table-cell table:style-name="表4.A1" office:value-type="string">
            <text:p text:style-name="P11">値型</text:p>
          </table:table-cell>
          <table:table-cell table:style-name="表4.C1" office:value-type="string">
            <text:p text:style-name="P11">詳細</text:p>
          </table:table-cell>
        </table:table-row>
        <table:table-row>
          <table:table-cell table:style-name="表4.A2" office:value-type="string">
            <text:p text:style-name="P12">coin_id</text:p>
          </table:table-cell>
          <table:table-cell table:style-name="表4.A2" office:value-type="string">
            <text:p text:style-name="P12">int<text:span text:style-name="T1">(PK)</text:span></text:p>
          </table:table-cell>
          <table:table-cell table:style-name="表4.C2" office:value-type="string">
            <text:p text:style-name="P11">coin_titleのidです。</text:p>
          </table:table-cell>
        </table:table-row>
        <table:table-row>
          <table:table-cell table:style-name="表4.A2" office:value-type="string">
            <text:p text:style-name="P12">uri_id</text:p>
          </table:table-cell>
          <table:table-cell table:style-name="表4.A2" office:value-type="string">
            <text:p text:style-name="P12">int<text:span text:style-name="T1">(PK)</text:span></text:p>
          </table:table-cell>
          <table:table-cell table:style-name="表4.C2" office:value-type="string">
            <text:p text:style-name="P11">coin_urlのidです。</text:p>
          </table:table-cell>
        </table:table-row>
        <table:table-row>
          <table:table-cell table:style-name="表4.A2" office:value-type="string">
            <text:p text:style-name="P12"><text:span text:style-name="T1">url_type</text:span></text:p>
          </table:table-cell>
          <table:table-cell table:style-name="表4.A2" office:value-type="string">
            <text:p text:style-name="P12">int(UNI[1])</text:p>
          </table:table-cell>
          <table:table-cell table:style-name="表4.C2" office:value-type="string">
            <text:p text:style-name="P11">URLの示すコンテンツが提供するサービスの種類です。</text:p>
            <table:table table:name="表8" table:style-name="表8">
              <table:table-column table:style-name="表8.A"/>
              <table:table-column table:style-name="表8.B"/>
              <table:table-row>
                <table:table-cell table:style-name="表8.A1" office:value-type="float" office:value="0">
                  <text:p text:style-name="P12">0</text:p>
                </table:table-cell>
                <table:table-cell table:style-name="表8.B1" office:value-type="string">
                  <text:p text:style-name="P12">Unknown</text:p>
                  <text:p text:style-name="P11">不明、また分類不能なサービスです。</text:p>
                </table:table-cell>
              </table:table-row>
              <table:table-row>
                <table:table-cell table:style-name="表8.A2" office:value-type="float" office:value="1">
                  <text:p text:style-name="P12">1</text:p>
                </table:table-cell>
                <table:table-cell table:style-name="表8.B2" office:value-type="string">
                  <text:p text:style-name="P12">Website</text:p>
                  <text:p text:style-name="P11">暗号通貨プロジェクトのメインサイトのURLです。</text:p>
                </table:table-cell>
              </table:table-row>
              <table:table-row>
                <table:table-cell table:style-name="表8.A2" office:value-type="float" office:value="2">
                  <text:p text:style-name="P12">2</text:p>
                </table:table-cell>
                <table:table-cell table:style-name="表8.B2" office:value-type="string">
                  <text:p text:style-name="P12">Block<text:span text:style-name="T1">Exproler</text:span></text:p>
                  <text:p text:style-name="P11">ブロックエクスプローラに関連したコンテンツを提供するURLです。</text:p>
                </table:table-cell>
              </table:table-row>
              <table:table-row>
                <table:table-cell table:style-name="表8.A2" office:value-type="float" office:value="3">
                  <text:p text:style-name="P12">3</text:p>
                </table:table-cell>
                <table:table-cell table:style-name="表8.B2" office:value-type="string">
                  <text:p text:style-name="P12">Pool</text:p>
                  <text:p text:style-name="P11">マイニングプールを提供するURLです。</text:p>
                </table:table-cell>
              </table:table-row>
              <table:table-row>
                <table:table-cell table:style-name="表8.A2" office:value-type="float" office:value="4">
                  <text:p text:style-name="P12">4</text:p>
                </table:table-cell>
                <table:table-cell table:style-name="表8.B2" office:value-type="string">
                  <text:p text:style-name="P12">Exchange</text:p>
                  <text:p text:style-name="P11">通貨の交換サービスを提供するURLです。</text:p>
                </table:table-cell>
              </table:table-row>
              <table:table-row>
                <table:table-cell table:style-name="表8.A2" office:value-type="float" office:value="5">
                  <text:p text:style-name="P12">5</text:p>
                </table:table-cell>
                <table:table-cell table:style-name="表8.B2" office:value-type="string">
                  <text:p text:style-name="P11">Sns</text:p>
                  <text:p text:style-name="P11">ソーシャルサービスのアカウントURLです。</text:p>
                </table:table-cell>
              </table:table-row>
              <table:table-row>
                <table:table-cell table:style-name="表8.A7" office:value-type="string">
                  <text:p text:style-name="P11">6</text:p>
                </table:table-cell>
                <table:table-cell table:style-name="表8.B2" office:value-type="string">
                  <text:p text:style-name="P11">Faucets</text:p>
                  <text:p text:style-name="P11">配布サービス</text:p>
                </table:table-cell>
              </table:table-row>
              <table:table-row>
                <table:table-cell table:style-name="表8.A2" office:value-type="float" office:value="7">
                  <text:p text:style-name="P11">7</text:p>
                </table:table-cell>
                <table:table-cell table:style-name="表8.B2" office:value-type="string">
                  <text:p text:style-name="P11">Forum</text:p>
                  <text:p text:style-name="P11">フォーラム</text:p>
                </table:table-cell>
              </table:table-row>
              <table:table-row>
                <table:table-cell table:style-name="表8.A2" office:value-type="float" office:value="8">
                  <text:p text:style-name="P11">8</text:p>
                </table:table-cell>
                <table:table-cell table:style-name="表8.B2" office:value-type="string">
                  <text:p text:style-name="P11">Game</text:p>
                  <text:p text:style-name="P11">ゲーム</text:p>
                </table:table-cell>
              </table:table-row>
              <table:table-row>
                <table:table-cell table:style-name="表8.A2" office:value-type="float" office:value="9">
                  <text:p text:style-name="P11">9</text:p>
                </table:table-cell>
                <table:table-cell table:style-name="表8.B2" office:value-type="string">
                  <text:p text:style-name="P11">Client</text:p>
                  <text:p text:style-name="P11">クライアント</text:p>
                </table:table-cell>
              </table:table-row>
              <table:table-row>
                <table:table-cell table:style-name="表8.A2" office:value-type="float" office:value="10">
                  <text:p text:style-name="P11">10</text:p>
                </table:table-cell>
                <table:table-cell table:style-name="表8.B2" office:value-type="string">
                  <text:p text:style-name="P11">SourceCode</text:p>
                  <text:p text:style-name="P11">ソースコード</text:p>
                </table:table-cell>
              </table:table-row>
              <table:table-row>
                <table:table-cell table:style-name="表8.A2" office:value-type="float" office:value="11">
                  <text:p text:style-name="P11">11</text:p>
                </table:table-cell>
                <table:table-cell table:style-name="表8.B2" office:value-type="string">
                  <text:p text:style-name="P11">Miner</text:p>
                  <text:p text:style-name="P11">掘削ソフト</text:p>
                </table:table-cell>
              </table:table-row>
            </table:table>
            <text:p text:style-name="P11"/>
          </table:table-cell>
        </table:table-row>
      </table:table>
      <text:p text:style-name="Standard"/>
      <text:h text:style-name="Heading_20_3" text:outline-level="3"><text:soft-page-break/>coin_pair</text:h>
      <text:p text:style-name="P1">このテーブルは未実装です。</text:p>
      <table:table table:name="表7" table:style-name="表7">
        <table:table-column table:style-name="表7.A"/>
        <table:table-column table:style-name="表7.B"/>
        <table:table-column table:style-name="表7.C"/>
        <table:table-row>
          <table:table-cell table:style-name="表7.A1" office:value-type="string">
            <text:p text:style-name="P11">カラム名</text:p>
          </table:table-cell>
          <table:table-cell table:style-name="表7.A1" office:value-type="string">
            <text:p text:style-name="P11">値型</text:p>
          </table:table-cell>
          <table:table-cell table:style-name="表7.C1" office:value-type="string">
            <text:p text:style-name="P11">詳細</text:p>
          </table:table-cell>
        </table:table-row>
        <table:table-row>
          <table:table-cell table:style-name="表7.A2" office:value-type="string">
            <text:p text:style-name="P13">id</text:p>
          </table:table-cell>
          <table:table-cell table:style-name="表7.A2" office:value-type="string">
            <text:p text:style-name="P13">int(PK)</text:p>
          </table:table-cell>
          <table:table-cell table:style-name="表7.C2" office:value-type="string">
            <text:p text:style-name="P13">プライマリキー</text:p>
          </table:table-cell>
        </table:table-row>
        <table:table-row>
          <table:table-cell table:style-name="表7.A3" office:value-type="string">
            <text:p text:style-name="P14">id_coin_1</text:p>
          </table:table-cell>
          <table:table-cell table:style-name="表7.A3" office:value-type="string">
            <text:p text:style-name="P14">int<text:span text:style-name="T1">(PK)</text:span></text:p>
          </table:table-cell>
          <table:table-cell table:style-name="表7.C3" office:value-type="string">
            <text:p text:style-name="P13">coin_titleのid</text:p>
          </table:table-cell>
        </table:table-row>
        <table:table-row>
          <table:table-cell table:style-name="表7.A3" office:value-type="string">
            <text:p text:style-name="P14">id_coin_2</text:p>
          </table:table-cell>
          <table:table-cell table:style-name="表7.A3" office:value-type="string">
            <text:p text:style-name="P14">int<text:span text:style-name="T1">(PK)</text:span></text:p>
          </table:table-cell>
          <table:table-cell table:style-name="表7.C3" office:value-type="string">
            <text:p text:style-name="P13">coin_urlのid</text:p>
          </table:table-cell>
        </table:table-row>
      </table:table>
      <text:p text:style-name="Standard"/>
      <text:p text:style-name="Standard"/>
      <text:p text:style-name="P6"/>
      <text:h text:style-name="Heading_20_2" text:outline-level="2">View</text:h>
      <text:h text:style-name="Heading_20_3" text:outline-level="3">coin_info</text:h>
      <text:p text:style-name="Text_20_body">coin_master<text:span text:style-name="T1">テーブルとcoin_specをcoin_spec.idで内部結合したビューです。</text:span></text:p>
      <text:p text:style-name="P17"/>
      <text:p text:style-name="P17"/>
      <table:table table:name="表12" table:style-name="表12">
        <table:table-column table:style-name="表12.A"/>
        <table:table-column table:style-name="表12.B"/>
        <table:table-column table:style-name="表12.C"/>
        <table:table-row>
          <table:table-cell table:style-name="表12.A1" office:value-type="string">
            <text:p text:style-name="P11">カラム名</text:p>
          </table:table-cell>
          <table:table-cell table:style-name="表12.A1" office:value-type="string">
            <text:p text:style-name="P11">値型</text:p>
          </table:table-cell>
          <table:table-cell table:style-name="表12.C1" office:value-type="string">
            <text:p text:style-name="P11">詳細</text:p>
          </table:table-cell>
        </table:table-row>
        <table:table-row>
          <table:table-cell table:style-name="表12.A2" office:value-type="string">
            <text:p text:style-name="P12">id</text:p>
          </table:table-cell>
          <table:table-cell table:style-name="表12.A2" office:value-type="string">
            <text:p text:style-name="P12">int</text:p>
          </table:table-cell>
          <table:table-cell table:style-name="表12.C2" office:value-type="string">
            <text:p text:style-name="P11">coin_masterのidです。</text:p>
          </table:table-cell>
        </table:table-row>
        <table:table-row>
          <table:table-cell table:style-name="表12.A2" office:value-type="string">
            <text:p text:style-name="P12">symbol</text:p>
          </table:table-cell>
          <table:table-cell table:style-name="表12.C2" table:number-rows-spanned="3" table:number-columns-spanned="2" office:value-type="string">
            <text:p text:style-name="P18">coin_masterテーブルを参照。</text:p>
          </table:table-cell>
          <table:covered-table-cell/>
        </table:table-row>
        <table:table-row>
          <table:table-cell table:style-name="表12.A2" office:value-type="string">
            <text:p text:style-name="P12">name</text:p>
          </table:table-cell>
          <table:covered-table-cell/>
          <table:covered-table-cell/>
        </table:table-row>
        <table:table-row>
          <table:table-cell table:style-name="表12.A2" office:value-type="string">
            <text:p text:style-name="P12">alias_id</text:p>
          </table:table-cell>
          <table:covered-table-cell/>
          <table:covered-table-cell/>
        </table:table-row>
        <table:table-row>
          <table:table-cell table:style-name="表12.A2" office:value-type="string">
            <text:p text:style-name="P12">total_coin</text:p>
          </table:table-cell>
          <table:table-cell table:style-name="表12.C2" table:number-rows-spanned="3" table:number-columns-spanned="2" office:value-type="string">
            <text:p text:style-name="P12">coin_spec<text:span text:style-name="T1">テーブルを参照。</text:span></text:p>
          </table:table-cell>
          <table:covered-table-cell/>
        </table:table-row>
        <table:table-row>
          <table:table-cell table:style-name="表12.A2" office:value-type="string">
            <text:p text:style-name="P12">premine</text:p>
          </table:table-cell>
          <table:covered-table-cell/>
          <table:covered-table-cell/>
        </table:table-row>
        <table:table-row>
          <table:table-cell table:style-name="表12.A2" office:value-type="string">
            <text:p text:style-name="P12">id_coin_algorism</text:p>
          </table:table-cell>
          <table:covered-table-cell/>
          <table:covered-table-cell/>
        </table:table-row>
      </table:table>
      <text:h text:style-name="P29" text:outline-level="1">Appendix1.SQLサンプル</text:h>
      <text:p text:style-name="P17">NccDBに発行する代表的なSQL文の例です。</text:p>
      <text:h text:style-name="Heading_20_2" text:outline-level="2">コインの一覧を取得する</text:h>
      <table:table table:name="表13" table:style-name="表13">
        <table:table-column table:style-name="表13.A"/>
        <table:table-row>
          <table:table-cell table:style-name="表13.A1" office:value-type="string">
            <text:p text:style-name="Table_20_Contents">select * from coin_info where alias_id is null;</text:p>
          </table:table-cell>
        </table:table-row>
      </table:table>
      <text:p text:style-name="P17">コイン一覧とそのスペックデータを取得します。</text:p>
      <text:p text:style-name="P17">alias_idがnullの行を取り除くことで、同一コインの別名定義のものを削除します。</text:p>
      <text:h text:style-name="Heading_20_2" text:outline-level="2">コイン一覧のうち、開始日が明らかなものだけを取得する</text:h>
      <text:p text:style-name="Text_20_body"/>
      <table:table table:name="表14" table:style-name="表14">
        <table:table-column table:style-name="表14.A"/>
        <table:table-row>
          <table:table-cell table:style-name="表14.A1" office:value-type="string">
            <text:p text:style-name="Table_20_Contents">select * from coin_info where alias_id is null and start_date is not null;</text:p>
          </table:table-cell>
        </table:table-row>
      </table:table>
      <text:p text:style-name="P17">コイン一覧のうち、開始日が明らかな行のみを取得します。</text:p>
      <text:h text:style-name="Heading_20_2" text:outline-level="2">コイン一覧のうち、最大発行数が明らかな物を取得する</text:h>
      <table:table table:name="表15" table:style-name="表15">
        <table:table-column table:style-name="表15.A"/>
        <table:table-row>
          <table:table-cell table:style-name="表15.A1" office:value-type="string">
            <text:p text:style-name="Table_20_Contents">select * from coin_info where alias_id is null and total_coin is not null;</text:p>
          </table:table-cell>
        </table:table-row>
      </table:table>
      <text:p text:style-name="P17">コイン一覧のうち、開始日が明らかな行のみを取得します。</text:p>
      <text:h text:style-name="Heading_20_2" text:outline-level="2">取引所に上場されているコイン一覧を取得する</text:h>
      <table:table table:name="表16" table:style-name="表16">
        <table:table-column table:style-name="表16.A"/>
        <table:table-row>
          <table:table-cell table:style-name="表16.A1" office:value-type="string">
            <text:p text:style-name="Table_20_Contents">select symbol,coin_info.name,t1.name as ex_name</text:p>
            <text:p text:style-name="Table_20_Contents">from coin_info,</text:p>
            <text:p text:style-name="Table_20_Contents">(select coin_id,name,url from url_coin_pair,<text:span text:style-name="T1">service</text:span>_url where id_coin_url_type=4) as t1</text:p>
            <text:p text:style-name="Table_20_Contents">where id=coin_id;</text:p>
          </table:table-cell>
        </table:table-row>
      </table:table>
      <text:p text:style-name="P17">全てのコインの上場されている取引所の一覧を取得します。</text:p>
      <text:h text:style-name="Heading_20_2" text:outline-level="2">特定のコインに関連するサービスURLを取得する</text:h>
      <table:table table:name="表17" table:style-name="表17">
        <table:table-column table:style-name="表17.A"/>
        <table:table-row>
          <table:table-cell table:style-name="表17.A1" office:value-type="string">
            <text:p text:style-name="Table_20_Contents">select * from</text:p>
            <text:p text:style-name="Table_20_Contents">(select * from service_url,url_coin_pair where service_url.id=url_coin_pair.uri_id)</text:p>
            <text:p text:style-name="Table_20_Contents">where</text:p>
            <text:p text:style-name="Table_20_Contents">coin_id=(select id from coin_master where symbol='BTC' and name='Bitcoin');</text:p>
          </table:table-cell>
        </table:table-row>
      </table:table>
      <text:p text:style-name="P17"/>
      <text:p text:style-name="P17">特定のコインについて、関連するサービスのURLを取得します。</text:p>
      <text:p text:style-name="P17"/>
      <text:p text:style-name="P17"/>
      <text:p text:style-name="P17"/>
      <text:p text:style-name="P17"/>
      <text:p text:style-name="P17"/>
      <text:h text:style-name="P30" text:outline-level="1">NccDBライセンスと料金</text:h>
      <text:h text:style-name="P26" text:outline-level="2">NccDBライセンス</text:h>
      <text:p text:style-name="P17">NccDBはオープンデータではありません。以下の制限事項を守って使用してください。</text:p>
      <text:p text:style-name="P17"/>
      <text:list xml:id="list522859920359830102" text:style-name="L4">
        <text:list-item>
          <text:p text:style-name="P31">許可事項</text:p>
        </text:list-item>
      </text:list>
      <text:list xml:id="list6868834257209860321" text:style-name="L5">
        <text:list-item>
          <text:p text:style-name="P32">営利目的・非営利目的を問わず、NccDBデータベース本体を分析した情報を加工してオンラインで公開する事を許可します。（統計・分析データの掲載など）ただし、１ページに同時に掲載する情報は、テーブル全体の1%未満に制限します。</text:p>
        </text:list-item>
        <text:list-item>
          <text:p text:style-name="P32">非営利目的でNccDBデータベース本体から抽出した情報をオンラインで公開する事を許可します。（コインデータの掲載等）</text:p>
        </text:list-item>
      </text:list>
      <text:list xml:id="list40349325" text:continue-list="list522859920359830102" text:style-name="L4">
        <text:list-item>
          <text:p text:style-name="P31">禁止事項</text:p>
        </text:list-item>
      </text:list>
      <text:list xml:id="list2209835461626273122" text:style-name="L6">
        <text:list-item>
          <text:p text:style-name="P33">営利目的・非営利目的を問わず、NccDBデータベース本体、または抽出した情報を、そのまま、又は加工して再配布・再販売する事を禁止します。</text:p>
        </text:list-item>
        <text:list-item>
          <text:p text:style-name="P33">営利目的で、NccDBデータベース本体から抽出した情報をオンラインで公開する事を禁止します。（コインデータや一覧情報の掲載）</text:p>
          <text:p text:style-name="P33"/>
        </text:list-item>
      </text:list>
      <text:p text:style-name="P17">営利目的とは、アフィリエイト掲載、暗号通貨のアドレス表示による寄付受付を含みます。ただし、MONAコインの寄付アドレス表示については、非営利と判断します。</text:p>
      <text:p text:style-name="P17">オンラインとは、ライセンサー以外の不特定多数の人物または機械装置がアクセスできる状態を指します。</text:p>
      <text:p text:style-name="P17"/>
      <text:p text:style-name="P17">禁止事項２の削除をについては、wm@nyatla.jpまでご相談ください。</text:p>
      <text:h text:style-name="P26" text:outline-level="2">利用料金</text:h>
      <text:p text:style-name="P17">NccDBは有償で配布しています。料金・支払い方法については、<text:a xlink:type="simple" xlink:href="http://nyatla.hatenadiary.jp/">http://nyatla.hatenadiary.jp/</text:a> の掲載情報を参考にしてください。</text:p>
      <text:h text:style-name="P26" text:outline-level="2">更新データについて</text:h>
      <text:p text:style-name="P17">更新データについては、購入したバージョンから5世代後(概ね3か月程度)までは無償で更新します。更新データの入手方法については、逐次<text:a xlink:type="simple" xlink:href="http://nyatla.hatenadiary.jp/">http://nyatla.hatenadiary.jp/</text:a>に公開します。</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6:51:03.68</meta:creation-date>
    <dc:date>2014-05-16T20:18:50.66</dc:date>
    <meta:editing-duration>P12DT8M44S</meta:editing-duration>
    <meta:editing-cycles>51</meta:editing-cycles>
    <meta:generator>OpenOffice/4.0.1$Win32 OpenOffice.org_project/401m5$Build-9714</meta:generator>
    <meta:document-statistic meta:table-count="18" meta:image-count="1" meta:object-count="0" meta:page-count="12" meta:paragraph-count="311" meta:word-count="2735" meta:character-count="4801"/>
  </office:meta>
</office:document-meta>
</file>